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style:font-name="Liberation Serif" fo:font-size="15pt" style:font-size-asian="15pt" style:font-size-complex="15pt"/>
    </style:style>
    <style:style style:name="P3" style:family="paragraph" style:parent-style-name="Preformatted_20_Text">
      <style:paragraph-properties fo:margin-top="0in" fo:margin-bottom="0.1965in" loext:contextual-spacing="false"/>
      <style:text-properties fo:font-weight="bold" officeooo:rsid="001cc735" officeooo:paragraph-rsid="001cc735" style:font-weight-asian="bold" style:font-weight-complex="bold"/>
    </style:style>
    <style:style style:name="P4" style:family="paragraph" style:parent-style-name="Preformatted_20_Text">
      <style:paragraph-properties fo:margin-top="0in" fo:margin-bottom="0.1965in" loext:contextual-spacing="false"/>
      <style:text-properties fo:font-weight="bold" officeooo:rsid="001dcf27" officeooo:paragraph-rsid="001dcf27" style:font-weight-asian="bold" style:font-weight-complex="bold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17f2cb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19723b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1b2400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1cb373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1cc735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1dcf27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paragraph-rsid="001ea6f3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paragraph-rsid="001fe4dc"/>
    </style:style>
    <style:style style:name="P13" style:family="paragraph" style:parent-style-name="Preformatted_20_Text">
      <style:paragraph-properties fo:margin-top="0in" fo:margin-bottom="0.1965in" loext:contextual-spacing="false"/>
      <style:text-properties officeooo:rsid="00219eae" officeooo:paragraph-rsid="00219eae"/>
    </style:style>
    <style:style style:name="P14" style:family="paragraph" style:parent-style-name="Preformatted_20_Text">
      <style:paragraph-properties fo:margin-top="0in" fo:margin-bottom="0.1965in" loext:contextual-spacing="false" fo:text-align="center" style:justify-single-word="false"/>
      <style:text-properties officeooo:rsid="00219eae" officeooo:paragraph-rsid="00260e56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paragraph-rsid="00219eae"/>
    </style:style>
    <style:style style:name="P16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font-size="14pt" fo:font-weight="bold" officeooo:rsid="001b893c" officeooo:paragraph-rsid="00260e56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13bc64" officeooo:paragraph-rsid="00169785" fo:background-color="#87d1d1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169785"/>
    </style:style>
    <style:style style:name="P19" style:family="paragraph" style:parent-style-name="Standard">
      <style:paragraph-properties fo:text-align="center" style:justify-single-word="false"/>
      <style:text-properties fo:color="#000000" fo:font-size="16pt" fo:font-weight="bold" officeooo:rsid="00169785" officeooo:paragraph-rsid="00169785" fo:background-color="#ffffff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6pt" fo:font-weight="bold" officeooo:rsid="00169785" officeooo:paragraph-rsid="00169785" fo:background-color="#ffffff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officeooo:rsid="001b893c" officeooo:paragraph-rsid="00260e56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5pt" fo:font-weight="normal" officeooo:rsid="001b893c" officeooo:paragraph-rsid="00260e56" style:font-size-asian="15pt" style:font-weight-asian="normal" style:font-size-complex="15pt" style:font-weight-complex="normal"/>
    </style:style>
    <style:style style:name="T1" style:family="text">
      <style:text-properties officeooo:rsid="00169785"/>
    </style:style>
    <style:style style:name="T2" style:family="text">
      <style:text-properties fo:color="#000000" fo:font-size="16pt" fo:font-weight="normal" officeooo:rsid="00169785" fo:background-color="#ffffff" loext:char-shading-value="0" style:font-size-asian="14pt" style:font-weight-asian="normal" style:font-size-complex="16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a6f3" style:font-weight-asian="normal" style:font-weight-complex="normal"/>
    </style:style>
    <style:style style:name="T5" style:family="text">
      <style:text-properties fo:font-weight="normal" officeooo:rsid="001fe4dc" style:font-weight-asian="normal" style:font-weight-complex="normal"/>
    </style:style>
    <style:style style:name="T6" style:family="text">
      <style:text-properties fo:font-weight="normal" officeooo:rsid="00219eae" style:font-weight-asian="normal" style:font-weight-complex="normal"/>
    </style:style>
    <style:style style:name="T7" style:family="text">
      <style:text-properties fo:font-weight="normal" officeooo:rsid="00235520" style:font-weight-asian="normal" style:font-weight-complex="normal"/>
    </style:style>
    <style:style style:name="T8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9" style:family="text">
      <style:text-properties style:font-name="Liberation Serif" fo:font-size="15pt" fo:font-weight="normal" officeooo:rsid="0017f2cb" style:font-size-asian="15pt" style:font-weight-asian="normal" style:font-size-complex="15pt" style:font-weight-complex="normal"/>
    </style:style>
    <style:style style:name="T10" style:family="text">
      <style:text-properties style:font-name="Liberation Serif" fo:font-size="15pt" style:font-size-asian="15pt" style:font-size-complex="15pt"/>
    </style:style>
    <style:style style:name="T11" style:family="text">
      <style:text-properties style:font-name="Liberation Serif" fo:font-size="15pt" officeooo:rsid="0017f2cb" style:font-size-asian="15pt" style:font-size-complex="15pt"/>
    </style:style>
    <style:style style:name="T12" style:family="text">
      <style:text-properties style:font-name="Liberation Serif" fo:font-size="15pt" fo:font-weight="bold" officeooo:rsid="0017f2cb" style:font-size-asian="15pt" style:font-weight-asian="bold" style:font-size-complex="15pt" style:font-weight-complex="bold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officeooo:rsid="0017f2cb" style:font-size-asian="15pt" style:font-size-complex="15pt"/>
    </style:style>
    <style:style style:name="T15" style:family="text">
      <style:text-properties fo:font-size="15pt" officeooo:rsid="0019723b" style:font-size-asian="15pt" style:font-size-complex="15pt"/>
    </style:style>
    <style:style style:name="T16" style:family="text">
      <style:text-properties fo:font-size="15pt" fo:font-weight="bold" officeooo:rsid="0017f2cb" style:font-size-asian="13.1000003814697pt" style:font-weight-asian="bold" style:font-size-complex="15pt" style:font-weight-complex="bold"/>
    </style:style>
    <style:style style:name="T17" style:family="text">
      <style:text-properties fo:font-size="15pt" fo:font-weight="bold" officeooo:rsid="0017f2cb" style:font-size-asian="15pt" style:font-weight-asian="bold" style:font-size-complex="15pt" style:font-weight-complex="bold"/>
    </style:style>
    <style:style style:name="T18" style:family="text">
      <style:text-properties fo:font-size="15pt" fo:font-weight="bold" officeooo:rsid="0019723b" style:font-size-asian="15pt" style:font-weight-asian="bold" style:font-size-complex="15pt" style:font-weight-complex="bold"/>
    </style:style>
    <style:style style:name="T19" style:family="text">
      <style:text-properties fo:font-size="15pt" fo:font-weight="bold" officeooo:rsid="001cc735" style:font-size-asian="15pt" style:font-weight-asian="bold" style:font-size-complex="15pt" style:font-weight-complex="bold"/>
    </style:style>
    <style:style style:name="T20" style:family="text">
      <style:text-properties fo:font-size="15pt" fo:font-weight="normal" officeooo:rsid="0019723b" style:font-size-asian="15pt" style:font-weight-asian="normal" style:font-size-complex="15pt" style:font-weight-complex="normal"/>
    </style:style>
    <style:style style:name="T21" style:family="text">
      <style:text-properties officeooo:rsid="0017f2cb"/>
    </style:style>
    <style:style style:name="T22" style:family="text">
      <style:text-properties fo:font-size="14pt" style:font-size-complex="14pt"/>
    </style:style>
    <style:style style:name="T23" style:family="text">
      <style:text-properties fo:font-size="14pt" officeooo:rsid="001cb373" style:font-size-asian="12.25pt" style:font-size-complex="14pt"/>
    </style:style>
    <style:style style:name="T24" style:family="text">
      <style:text-properties fo:font-size="14pt" fo:font-weight="normal" officeooo:rsid="0019723b" style:font-size-asian="12.25pt" style:font-weight-asian="normal" style:font-size-complex="14pt" style:font-weight-complex="normal"/>
    </style:style>
    <style:style style:name="T25" style:family="text">
      <style:text-properties fo:font-size="14pt" fo:font-weight="normal" officeooo:rsid="001b2400" style:font-size-asian="12.25pt" style:font-weight-asian="normal" style:font-size-complex="14pt" style:font-weight-complex="normal"/>
    </style:style>
    <style:style style:name="T26" style:family="text">
      <style:text-properties fo:font-size="14pt" fo:font-weight="normal" officeooo:rsid="001cb373" style:font-size-asian="12.25pt" style:font-weight-asian="normal" style:font-size-complex="14pt" style:font-weight-complex="normal"/>
    </style:style>
    <style:style style:name="T27" style:family="text">
      <style:text-properties fo:font-size="14pt" fo:font-weight="bold" style:font-size-asian="12.25pt" style:font-weight-asian="bold" style:font-size-complex="14pt" style:font-weight-complex="bold"/>
    </style:style>
    <style:style style:name="T28" style:family="text">
      <style:text-properties fo:font-size="14pt" fo:font-weight="bold" officeooo:rsid="0019723b" style:font-size-asian="12.25pt" style:font-weight-asian="bold" style:font-size-complex="14pt" style:font-weight-complex="bold"/>
    </style:style>
    <style:style style:name="T29" style:family="text">
      <style:text-properties fo:font-size="14pt" fo:font-weight="bold" officeooo:rsid="001b2400" style:font-size-asian="12.25pt" style:font-weight-asian="bold" style:font-size-complex="14pt" style:font-weight-complex="bold"/>
    </style:style>
    <style:style style:name="T30" style:family="text">
      <style:text-properties fo:font-size="14pt" fo:font-weight="bold" officeooo:rsid="001cb373" style:font-size-asian="12.25pt" style:font-weight-asian="bold" style:font-size-complex="14pt" style:font-weight-complex="bold"/>
    </style:style>
    <style:style style:name="T31" style:family="text">
      <style:text-properties fo:font-size="14pt" fo:font-weight="bold" officeooo:rsid="001b893c" style:font-size-asian="12.25pt" style:font-weight-asian="bold" style:font-size-complex="14pt" style:font-weight-complex="bold"/>
    </style:style>
    <style:style style:name="T32" style:family="text">
      <style:text-properties fo:font-size="10.5pt" fo:font-weight="normal" officeooo:rsid="0017f2cb" style:font-size-asian="9.14999961853027pt" style:font-weight-asian="normal" style:font-size-complex="10.5pt" style:font-weight-complex="normal"/>
    </style:style>
    <style:style style:name="T33" style:family="text">
      <style:text-properties fo:font-size="10.5pt" fo:font-weight="normal" officeooo:rsid="0019723b" style:font-size-asian="10.5pt" style:font-weight-asian="normal" style:font-size-complex="10.5pt" style:font-weight-complex="normal"/>
    </style:style>
    <style:style style:name="T34" style:family="text">
      <style:text-properties fo:font-size="10.5pt" fo:font-weight="bold" officeooo:rsid="0017f2cb" style:font-size-asian="9.14999961853027pt" style:font-weight-asian="bold" style:font-size-complex="10.5pt" style:font-weight-complex="bold"/>
    </style:style>
    <style:style style:name="T35" style:family="text">
      <style:text-properties fo:font-size="10.5pt" fo:font-weight="bold" officeooo:rsid="0019723b" style:font-size-asian="10.5pt" style:font-weight-asian="bold" style:font-size-complex="10.5pt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cc735" style:font-weight-asian="bold" style:font-weight-complex="bold"/>
    </style:style>
    <style:style style:name="T38" style:family="text">
      <style:text-properties fo:font-weight="bold" officeooo:rsid="001dcf27" style:font-weight-asian="bold" style:font-weight-complex="bold"/>
    </style:style>
    <style:style style:name="T39" style:family="text">
      <style:text-properties fo:font-weight="bold" officeooo:rsid="001ea6f3" style:font-weight-asian="bold" style:font-weight-complex="bold"/>
    </style:style>
    <style:style style:name="T40" style:family="text">
      <style:text-properties fo:font-weight="bold" officeooo:rsid="001fe4dc" style:font-weight-asian="bold" style:font-weight-complex="bold"/>
    </style:style>
    <style:style style:name="T41" style:family="text">
      <style:text-properties fo:font-weight="bold" officeooo:rsid="00219eae" style:font-weight-asian="bold" style:font-weight-complex="bold"/>
    </style:style>
    <style:style style:name="T42" style:family="text">
      <style:text-properties fo:font-size="10pt" fo:font-weight="normal" officeooo:rsid="001b2400" style:font-size-asian="10pt" style:font-weight-asian="normal" style:font-size-complex="10pt" style:font-weight-complex="normal"/>
    </style:style>
    <style:style style:name="T43" style:family="text">
      <style:text-properties fo:font-size="10pt" fo:font-weight="bold" officeooo:rsid="001b2400" style:font-size-asian="10pt" style:font-weight-asian="bold" style:font-size-complex="10pt" style:font-weight-complex="bold"/>
    </style:style>
    <style:style style:name="T44" style:family="text">
      <style:text-properties officeooo:rsid="001cb373"/>
    </style:style>
    <style:style style:name="T45" style:family="text">
      <style:text-properties fo:font-size="13pt" style:font-size-asian="13pt" style:font-size-complex="13pt"/>
    </style:style>
    <style:style style:name="T46" style:family="text">
      <style:text-properties fo:font-size="13pt" fo:font-weight="normal" officeooo:rsid="001cb373" style:font-size-asian="13pt" style:font-weight-asian="normal" style:font-size-complex="13pt" style:font-weight-complex="normal"/>
    </style:style>
    <style:style style:name="T47" style:family="text">
      <style:text-properties fo:font-size="13pt" fo:font-weight="normal" officeooo:rsid="001cc735" style:font-size-asian="11.3500003814697pt" style:font-weight-asian="normal" style:font-size-complex="13pt" style:font-weight-complex="normal"/>
    </style:style>
    <style:style style:name="T48" style:family="text">
      <style:text-properties fo:font-size="13pt" style:font-size-asian="11.3500003814697pt" style:font-size-complex="13pt"/>
    </style:style>
    <style:style style:name="T49" style:family="text">
      <style:text-properties fo:font-size="13pt" officeooo:rsid="001dcf27" style:font-size-asian="11.3500003814697pt" style:font-size-complex="13pt"/>
    </style:style>
    <style:style style:name="T50" style:family="text">
      <style:text-properties fo:font-size="13pt" fo:font-weight="bold" officeooo:rsid="001cc735" style:font-size-asian="11.3500003814697pt" style:font-weight-asian="bold" style:font-size-complex="13pt" style:font-weight-complex="bold"/>
    </style:style>
    <style:style style:name="T51" style:family="text">
      <style:text-properties fo:font-size="13pt" fo:font-weight="bold" officeooo:rsid="001dcf27" style:font-size-asian="11.3500003814697pt" style:font-weight-asian="bold" style:font-size-complex="13pt" style:font-weight-complex="bold"/>
    </style:style>
    <style:style style:name="T52" style:family="text">
      <style:text-properties officeooo:rsid="001cc735"/>
    </style:style>
    <style:style style:name="T53" style:family="text">
      <style:text-properties officeooo:rsid="001dcf27"/>
    </style:style>
    <style:style style:name="T54" style:family="text">
      <style:text-properties officeooo:rsid="001ea6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ssignment OF <text:span text:style-name="T1">Second</text:span> Session( Dec 0<text:span text:style-name="T1">6</text:span>-<text:span text:style-name="T1">10</text:span> )</text:p>
      <text:p text:style-name="P19"/>
      <text:p text:style-name="P19"/>
      <text:p text:style-name="P20">Section 5 </text:p>
      <text:p text:style-name="P20"/>
      <text:p text:style-name="P20">1) <text:span text:style-name="T22">Reading and Writing Files</text:span></text:p>
      <text:p text:style-name="P20"><text:span text:style-name="T3"/></text:p>
      <text:p text:style-name="P20"><text:span text:style-name="T3"><text:s text:c="5"/>→ Can open csv files with pd.read_csv(name.csv) </text:span></text:p>
      <text:p text:style-name="P18"><text:span text:style-name="T2"><text:s text:c="5"/>→ </text:span><text:span text:style-name="T8">Can also use read_table with ',' as a delimiter</text:span></text:p>
      <text:p text:style-name="P2"><text:s text:c="16"/>df = pd.read_table('<text:span text:style-name="T21">name.</text:span>csv',sep=',')</text:p>
      <text:p text:style-name="P2"><text:s text:c="5"/>→<text:span text:style-name="T21"> Without making the first row as columns, pass “header=None” in the read_csv table.</text:span></text:p>
      <text:p text:style-name="P1"><text:span text:style-name="T10"><text:s text:c="5"/>→</text:span><text:span text:style-name="T11"> using nrows to read any number of rows.<text:line-break/> <text:s text:c="4"/>→ </text:span><text:span text:style-name="T10">how we can write DataFrames out to text file </text:span><text:span text:style-name="T11">is :</text:span><text:span text:style-name="T10"> dframe.to_csv('mytextdata_out.csv'). </text:span></text:p>
      <text:p text:style-name="P1"><text:span text:style-name="T10"><text:s text:c="6"/>→</text:span><text:span text:style-name="T11"> using different character or symbols as delimiters and import sys for using standard copied text. </text:span></text:p>
      <text:p text:style-name="P1"><text:span text:style-name="T11"><text:s text:c="6"/>dframe.to_csv(sys.stdout,sep='#')</text:span></text:p>
      <text:p text:style-name="P1"><text:span text:style-name="T11"><text:s text:c="4"/>→ choose columns to <text:s/>be printed :</text:span></text:p>
      <text:p text:style-name="P1"><text:span text:style-name="T11"><text:s text:c="8"/>dframe.to_csv(sys.stdout,columns=[0,1,2])</text:span></text:p>
      <text:p text:style-name="P5"><text:span text:style-name="T12">2) </text:span><text:span text:style-name="Strong_20_Emphasis"><text:span text:style-name="T11">JSON with Python</text:span></text:span></text:p>
      <text:p text:style-name="P5"><text:span text:style-name="Strong_20_Emphasis"><text:span text:style-name="T12"><text:s text:c="3"/>→ </text:span></text:span><text:span text:style-name="Strong_20_Emphasis"><text:span text:style-name="T9">Any given json object :</text:span></text:span></text:p>
      <text:p text:style-name="P5"><text:span text:style-name="Strong_20_Emphasis"><text:span text:style-name="T9"><text:s text:c="5"/>import json</text:span></text:span></text:p>
      <text:p text:style-name="P1"><text:s text:c="3"/>data = json.loads(<text:span text:style-name="T21">object name</text:span>)</text:p>
      <text:p text:style-name="P1"><text:s/></text:p>
      <text:p text:style-name="P5"><text:span text:style-name="T16"><text:s/>3)</text:span><text:span text:style-name="Strong_20_Emphasis"><text:span text:style-name="T13">HTML with Pytho</text:span></text:span><text:span text:style-name="Strong_20_Emphasis"><text:span text:style-name="T14">n</text:span></text:span></text:p>
      <text:p text:style-name="P5"><text:span text:style-name="Strong_20_Emphasis"><text:span text:style-name="T14"><text:s text:c="2"/></text:span></text:span><text:span text:style-name="Strong_20_Emphasis"><text:span text:style-name="T32">→ Data from html and put it into a list of DataFrame objects!</text:span></text:span></text:p>
      <text:p text:style-name="P1"><text:s text:c="5"/>dframe_list = pd.io.html.read_html(url)</text:p>
      <text:p text:style-name="P5"><text:soft-page-break/><text:span text:style-name="Strong_20_Emphasis"><text:span text:style-name="T32"><text:s/>→ calling them as : <text:s/>dframe = dframe_list[0] , will call the first table found in the page .</text:span></text:span></text:p>
      <text:p text:style-name="P5"><text:span text:style-name="Strong_20_Emphasis"><text:span text:style-name="T32"><text:s/>→ read column values as : dframe.columns.values</text:span></text:span></text:p>
      <text:p text:style-name="P5"><text:span text:style-name="Strong_20_Emphasis"><text:span text:style-name="T32"><text:s/></text:span></text:span><text:span text:style-name="Strong_20_Emphasis"><text:span text:style-name="T34">4)</text:span></text:span><text:span text:style-name="Strong_20_Emphasis"><text:span text:style-name="T17"> </text:span></text:span><text:span text:style-name="Strong_20_Emphasis"><text:span text:style-name="T14">Excel with Python</text:span></text:span></text:p>
      <text:p text:style-name="P5"><text:span text:style-name="Strong_20_Emphasis"><text:span text:style-name="T14">→</text:span></text:span><text:span text:style-name="Strong_20_Emphasis"><text:span text:style-name="T15"> </text:span></text:span><text:span text:style-name="Strong_20_Emphasis"><text:span text:style-name="T33">xlsfile = pd.ExcelFile('Anyname.xlsx')</text:span></text:span></text:p>
      <text:p text:style-name="P6"><text:span text:style-name="Strong_20_Emphasis"><text:span text:style-name="T33">and printing them in normal manner.</text:span></text:span></text:p>
      <text:p text:style-name="P6"><text:span text:style-name="Strong_20_Emphasis"><text:span text:style-name="T35">-------------------------------------------------------------------------------</text:span></text:span></text:p>
      <text:p text:style-name="P6"><text:span text:style-name="Strong_20_Emphasis"><text:span text:style-name="T35"/></text:span></text:p>
      <text:p text:style-name="P6"><text:span text:style-name="Strong_20_Emphasis"><text:span text:style-name="T18">Section 6 :</text:span></text:span></text:p>
      <text:p text:style-name="P6"><text:span text:style-name="Strong_20_Emphasis"><text:span text:style-name="T18"/></text:span></text:p>
      <text:p text:style-name="P6"><text:span text:style-name="Strong_20_Emphasis"><text:span text:style-name="T20">1)</text:span></text:span><text:span text:style-name="Strong_20_Emphasis"><text:span text:style-name="T24"> </text:span></text:span><text:span text:style-name="Strong_20_Emphasis"><text:span text:style-name="T28">Merge : </text:span></text:span></text:p>
      <text:p text:style-name="P6"><text:span text:style-name="Strong_20_Emphasis"><text:span text:style-name="T28"><text:s text:c="2"/></text:span></text:span><text:span text:style-name="Strong_20_Emphasis"><text:span text:style-name="T24">→ will check the common key column and merge them according to the values.</text:span></text:span></text:p>
      <text:p text:style-name="P6"><text:span text:style-name="Strong_20_Emphasis"><text:span text:style-name="T24"><text:s text:c="2"/>→ pd.merge(dframe1,dframe2,on='key')</text:span></text:span></text:p>
      <text:p text:style-name="P6"><text:span text:style-name="Strong_20_Emphasis"><text:span text:style-name="T24"><text:s text:c="3"/>for merging on a specific column</text:span></text:span></text:p>
      <text:p text:style-name="P6"><text:span text:style-name="Strong_20_Emphasis"><text:span text:style-name="T24"><text:s text:c="2"/>→ choosing the first one in the given parameters :</text:span></text:span></text:p>
      <text:p text:style-name="P6"><text:span text:style-name="Strong_20_Emphasis"><text:span text:style-name="T24"><text:s text:c="3"/>pd.merge(dframe1,dframe2,on='key',how='left')</text:span></text:span></text:p>
      <text:p text:style-name="P6"><text:span text:style-name="Strong_20_Emphasis"><text:span text:style-name="T24"><text:s text:c="2"/>→ Union : pd.merge(dframe1,dframe2,on='key',how='outer')</text:span></text:span></text:p>
      <text:p text:style-name="P6"><text:span text:style-name="Strong_20_Emphasis"><text:span text:style-name="T24"><text:s text:c="2"/>→ on multiple columns: <text:s/>pd.merge(df_left, df_right, on=['key1', 'key2'], <text:s text:c="3"/>how='outer')</text:span></text:span></text:p>
      <text:p text:style-name="P6"><text:span text:style-name="Strong_20_Emphasis"><text:span text:style-name="T24"><text:s text:c="2"/></text:span></text:span><text:span text:style-name="Strong_20_Emphasis"><text:span text:style-name="T29">NOTE: pandas automatically adds suffixes to overlapping values.</text:span></text:span></text:p>
      <text:p text:style-name="P7"><text:span text:style-name="Strong_20_Emphasis"><text:span text:style-name="T25"><text:s/>→ to give them our own suffixes : </text:span></text:span></text:p>
      <text:p text:style-name="P7"><text:span text:style-name="Strong_20_Emphasis"><text:span text:style-name="T25">pd.merge(df_left,df_right, on='key1',suffixes=('_lefty','_righty'))</text:span></text:span></text:p>
      <text:p text:style-name="P6"><text:span text:style-name="Strong_20_Emphasis"><text:span text:style-name="T25"/></text:span></text:p>
      <text:p text:style-name="P7"><text:soft-page-break/><text:span text:style-name="Strong_20_Emphasis"><text:span text:style-name="T25">2) Merge on Index:</text:span></text:span></text:p>
      <text:p text:style-name="P7"><text:span text:style-name="Strong_20_Emphasis"><text:span text:style-name="T25"><text:s/>→ take a specific column from left and index from right one by :</text:span></text:span></text:p>
      <text:p text:style-name="P7"><text:span text:style-name="Strong_20_Emphasis"><text:span text:style-name="T25"><text:s/>pd.merge(df_left,df_right,left_on='key',right_index=True)</text:span></text:span></text:p>
      <text:p text:style-name="P7"><text:span text:style-name="Strong_20_Emphasis"><text:span text:style-name="T25">→ </text:span></text:span><text:span text:style-name="Strong_20_Emphasis"><text:span text:style-name="T29">Hierarchical indices :</text:span></text:span></text:p>
      <text:p text:style-name="P7"><text:span text:style-name="Strong_20_Emphasis"><text:span text:style-name="T29"><text:s text:c="2"/>→ </text:span></text:span><text:span text:style-name="Strong_20_Emphasis"><text:span text:style-name="T43">pd.merge(df_left_hr,df_right_hr,left_on=['key1','key2'],right_index=True)</text:span></text:span></text:p>
      <text:p text:style-name="P7"><text:span text:style-name="Strong_20_Emphasis"><text:span text:style-name="T25"><text:s text:c="2"/>→ Union:</text:span></text:span></text:p>
      <text:p text:style-name="P7"><text:span text:style-name="Strong_20_Emphasis"><text:span text:style-name="T42">pd.merge(df_left_hr,df_right_hr,left_on=['key1','key2'],right_index=True,how='outer')</text:span></text:span></text:p>
      <text:p text:style-name="P7"><text:span text:style-name="Strong_20_Emphasis"><text:span text:style-name="T25"><text:s text:c="2"/>→ Short cut : df_left.join(df_right)</text:span></text:span></text:p>
      <text:p text:style-name="P7"><text:span text:style-name="Strong_20_Emphasis"><text:span text:style-name="T25"><text:s/></text:span></text:span></text:p>
      <text:p text:style-name="P7"><text:span text:style-name="Strong_20_Emphasis"><text:span text:style-name="T25">3) Concatenate : </text:span></text:span></text:p>
      <text:p text:style-name="P7"><text:span text:style-name="Strong_20_Emphasis"><text:span text:style-name="T25"><text:s text:c="3"/>→ columns : np.concatenate([arr1,arr1],axis=1)</text:span></text:span></text:p>
      <text:p text:style-name="P7"><text:span text:style-name="Strong_20_Emphasis"><text:span text:style-name="T25"><text:s text:c="3"/>→ rows : np.concatenate([arr1,arr1],axis=0)</text:span></text:span></text:p>
      <text:p text:style-name="P7"><text:span text:style-name="Strong_20_Emphasis"><text:span text:style-name="T25"><text:s/></text:span></text:span><text:span text:style-name="Strong_20_Emphasis"><text:span text:style-name="T29">Note : by default its rows cocatenation.</text:span></text:span></text:p>
      <text:p text:style-name="P7"><text:span text:style-name="Strong_20_Emphasis"><text:span text:style-name="T29"><text:s text:c="2"/>→ Series concat : pd.concat([ser1,ser2])</text:span></text:span></text:p>
      <text:p text:style-name="P7"><text:span text:style-name="Strong_20_Emphasis"><text:span text:style-name="T29"><text:s text:c="2"/>→</text:span></text:span><text:span text:style-name="Strong_20_Emphasis"><text:span text:style-name="T30"> </text:span></text:span><text:span text:style-name="Strong_20_Emphasis"><text:span text:style-name="T26">specific axes to be used</text:span></text:span></text:p>
      <text:p text:style-name="P1"><text:span text:style-name="T45"><text:s text:c="3"/>pd.concat([ser1,ser2],axis=1,join_axes=[['U','V','Y']])</text:span></text:p>
      <text:p text:style-name="P8"><text:span text:style-name="Strong_20_Emphasis"><text:span text:style-name="T29"><text:s text:c="2"/>→</text:span></text:span><text:span text:style-name="Strong_20_Emphasis"><text:span text:style-name="T30"> </text:span></text:span><text:span text:style-name="Strong_20_Emphasis"><text:span text:style-name="T26">If we want to idnetify which one by markers :</text:span></text:span></text:p>
      <text:p text:style-name="P8"><text:span text:style-name="Strong_20_Emphasis"><text:span text:style-name="T26"><text:s text:c="3"/>pd.concat([ser1,ser2],keys=['cat1','cat2'])</text:span></text:span></text:p>
      <text:p text:style-name="P8"><text:span text:style-name="Strong_20_Emphasis"><text:span text:style-name="T26"><text:s text:c="2"/>→ Column headers: <text:s text:c="4"/>pd.concat([ser1,ser2],axis=1,keys=['cat1','cat2'])</text:span></text:span></text:p>
      <text:p text:style-name="P8"><text:span text:style-name="Strong_20_Emphasis"><text:span text:style-name="T29">→ Dataframes : <text:s/></text:span></text:span></text:p>
      <text:p text:style-name="P7"><text:span text:style-name="Strong_20_Emphasis"><text:span text:style-name="T25"><text:s/>pd.concat([dframe1,dframe2])</text:span></text:span></text:p>
      <text:p text:style-name="P8"><text:soft-page-break/><text:span text:style-name="Strong_20_Emphasis"><text:span text:style-name="T26">4) </text:span></text:span><text:span text:style-name="Strong_20_Emphasis"><text:span text:style-name="T23">Combining DataFrames</text:span></text:span><text:span text:style-name="Strong_20_Emphasis"><text:span text:style-name="T26">:</text:span></text:span></text:p>
      <text:p text:style-name="P8"><text:span text:style-name="Strong_20_Emphasis"><text:span text:style-name="T26"><text:s/>→ if series1 is null choose ser2 else ser1 by:</text:span></text:span></text:p>
      <text:p text:style-name="P8"><text:span text:style-name="Strong_20_Emphasis"><text:span text:style-name="T26"><text:s/></text:span></text:span><text:span text:style-name="Strong_20_Emphasis"><text:span text:style-name="T46">Series(np.where(pd.isnull(ser1),ser2,ser1),index=ser1.index)</text:span></text:span></text:p>
      <text:p text:style-name="P8"><text:span text:style-name="Strong_20_Emphasis"><text:span text:style-name="T26"><text:s/>→ <text:s/></text:span></text:span><text:span text:style-name="Strong_20_Emphasis"><text:span text:style-name="T30">ShortCut: <text:s/>ser1.combine_first(ser2)</text:span></text:span></text:p>
      <text:p text:style-name="P8"><text:span text:style-name="Strong_20_Emphasis"><text:span text:style-name="T30"><text:s/>→ similarly for data frames : </text:span></text:span></text:p>
      <text:p text:style-name="P8"><text:span text:style-name="Strong_20_Emphasis"><text:span text:style-name="T30"><text:s text:c="2"/>dframe_odds.combine_first(dframe_evens)</text:span></text:span></text:p>
      <text:p text:style-name="P8"><text:span text:style-name="Strong_20_Emphasis"><text:span text:style-name="T30"/></text:span></text:p>
      <text:p text:style-name="P6"><text:span text:style-name="Strong_20_Emphasis"><text:span text:style-name="T24"><text:s/></text:span></text:span><text:span text:style-name="Strong_20_Emphasis"><text:span text:style-name="T26">5) </text:span></text:span><text:span text:style-name="Strong_20_Emphasis"><text:span text:style-name="T23">Reshaping</text:span></text:span></text:p>
      <text:p text:style-name="P6"><text:span text:style-name="Strong_20_Emphasis"><text:span text:style-name="T26"><text:s/>→ pivot the columns into the rows</text:span></text:span></text:p>
      <text:p text:style-name="P1"><text:s text:c="4"/>dframe_st = dframe1.stack()</text:p>
      <text:p text:style-name="P1"><text:s/>→<text:span text:style-name="T44"> </text:span>rearrange back into a DataFrame</text:p>
      <text:p text:style-name="P1"><text:s text:c="4"/>dframe_st.unstack() </text:p>
      <text:p text:style-name="P9"><text:s/>→ <text:span text:style-name="T52">Unstack by names : </text:span>dframe_st.unstack('city'</text:p>
      <text:p text:style-name="P9"><text:span text:style-name="T52"><text:s/>→ show all values without dropping Nan values: </text:span></text:p>
      <text:p text:style-name="P9"><text:span text:style-name="T52"><text:s text:c="3"/></text:span>dframe.unstack().stack(dropna=False)</text:p>
      <text:p text:style-name="P9"><text:span text:style-name="T37"><text:s/></text:span></text:p>
      <text:p text:style-name="P9"><text:span text:style-name="T19">6) Pivoting</text:span><text:span text:style-name="T37"> </text:span><text:span text:style-name="T52"><text:s/></text:span></text:p>
      <text:p text:style-name="P9"><text:s text:c="2"/>→<text:span text:style-name="T52"> </text:span><text:span text:style-name="T50">very useful in big datas in knowing about specific number of things bought on specific day :</text:span></text:p>
      <text:p text:style-name="P9"><text:span text:style-name="T50"><text:s text:c="2"/>→ format is ( index, column , value you wanna check)</text:span></text:p>
      <text:p text:style-name="P9"><text:span text:style-name="T50"><text:s text:c="2"/>example: </text:span><text:span text:style-name="T47">dframe_piv = dframe.pivot('date','variable','value')</text:span></text:p>
      <text:p text:style-name="P9"><text:span text:style-name="T47"/></text:p>
      <text:p text:style-name="P3"><text:span text:style-name="T48">7) </text:span><text:span text:style-name="T49">Duplicates :</text:span></text:p>
      <text:p text:style-name="P9"><text:span text:style-name="T51"><text:s/>→ </text:span><text:span text:style-name="T49">dframe.duplicated()</text:span></text:p>
      <text:p text:style-name="P9"><text:soft-page-break/><text:span text:style-name="T51">→</text:span><text:span text:style-name="T49"> We can also drop duplicates :</text:span></text:p>
      <text:p text:style-name="P1"><text:s text:c="3"/>dframe.drop_duplicates()</text:p>
      <text:p text:style-name="P1">→<text:span text:style-name="T53"> on specific column : </text:span>dframe.drop_duplicates(['key1'])</text:p>
      <text:p text:style-name="P1">→<text:span text:style-name="T53"> last value : </text:span>dframe.drop_duplicates(['key1'],take_last=True)</text:p>
      <text:p text:style-name="P1"/>
      <text:p text:style-name="P4">8) Mapping: </text:p>
      <text:p text:style-name="P4"><text:s/>→ Way to do : A new column “NEW” and map it to “old” using the dictionary “dict” :</text:p>
      <text:p text:style-name="P10"><text:span text:style-name="T38"><text:s text:c="4"/></text:span>dframe['<text:span text:style-name="T53">NEW</text:span>'] = dframe['<text:span text:style-name="T53">old</text:span>'].map(<text:span text:style-name="T53">dict</text:span>)</text:p>
      <text:p text:style-name="P4"/>
      <text:p text:style-name="P4">9) Replace:</text:p>
      <text:p text:style-name="P10"><text:span text:style-name="T38"><text:s text:c="2"/>→ </text:span><text:span text:style-name="Strong_20_Emphasis"><text:span text:style-name="T4">values: </text:span></text:span><text:span text:style-name="Strong_20_Emphasis"><text:span text:style-name="T3">ser1.replace(1,np.nan)</text:span></text:span></text:p>
      <text:p text:style-name="P10"><text:span text:style-name="Strong_20_Emphasis"><text:s text:c="2"/>→</text:span><text:span text:style-name="Strong_20_Emphasis"><text:span text:style-name="T54"> </text:span></text:span><text:span text:style-name="Strong_20_Emphasis"><text:span text:style-name="T4">lists : ser1.replace([1,4],[100,400])</text:span></text:span></text:p>
      <text:p text:style-name="P10"><text:span text:style-name="Strong_20_Emphasis"><text:span text:style-name="T4"/></text:span></text:p>
      <text:p text:style-name="P11"><text:span text:style-name="Strong_20_Emphasis"><text:span text:style-name="T39">10) Renaming Index : </text:span></text:span></text:p>
      <text:p text:style-name="P11"><text:span text:style-name="Strong_20_Emphasis"><text:span text:style-name="T39"><text:s/>→ map to lowercase the city initials</text:span></text:span></text:p>
      <text:p text:style-name="P1"><text:s text:c="4"/>dframe.index.map(str.lower)</text:p>
      <text:p text:style-name="P11"><text:span text:style-name="Strong_20_Emphasis"><text:span text:style-name="T39"><text:s/>→ str.title will capitalize the first letter, lowercasing the columns</text:span></text:span></text:p>
      <text:p text:style-name="P1"><text:s text:c="3"/>dframe.rename(index=str.title, columns=str.lower)</text:p>
      <text:p text:style-name="P11"><text:span text:style-name="Strong_20_Emphasis"><text:span text:style-name="T39"><text:s/>→ Rename columns :</text:span></text:span></text:p>
      <text:p text:style-name="P11"><text:span text:style-name="Strong_20_Emphasis"><text:span text:style-name="T39"><text:s text:c="3"/>dframe.rename(index={'ny': 'NEW YORK'},</text:span></text:span></text:p>
      <text:p text:style-name="P1"><text:s text:c="12"/>columns={'A': 'ALPHA'})</text:p>
      <text:p text:style-name="P1"><text:s/><text:span text:style-name="T40">11) Binning :</text:span></text:p>
      <text:p text:style-name="P1"><text:span text:style-name="T40"><text:s/></text:span><text:span text:style-name="T5">→ decade_cat = pd.cut(years,decade_bins)</text:span></text:p>
      <text:p text:style-name="P12"><text:span text:style-name="T5"><text:s/>→ <text:s/>count the value in given period :</text:span></text:p>
      <text:p text:style-name="P12"><text:span text:style-name="T5"><text:s text:c="5"/>pd.value_counts(decade_cat)</text:span></text:p>
      <text:p text:style-name="P12"><text:span text:style-name="T5"><text:s text:c="2"/>→ <text:s/>if we just wanted to make two bins, evenly spaced based on max and min year, with a 1 year precision</text:span></text:p>
      <text:p text:style-name="P12"><text:soft-page-break/><text:span text:style-name="T5">→ pd.cut(years,2,precision=1)</text:span></text:p>
      <text:p text:style-name="P12"><text:span text:style-name="T5"/></text:p>
      <text:p text:style-name="P13"><text:span text:style-name="T5">2</text:span><text:span text:style-name="T3">1) Outliers :</text:span></text:p>
      <text:p text:style-name="P15"><text:span text:style-name="T6"><text:s/>→ </text:span><text:span text:style-name="T3"><text:s/>can use the "any" method</text:span></text:p>
      <text:p text:style-name="P1"><text:s text:c="3"/>dframe[(np.abs(dframe)&gt;3).any(1)]</text:p>
      <text:p text:style-name="P13"><text:span text:style-name="T3">→ multiplying :</text:span></text:p>
      <text:p text:style-name="P15"><text:span text:style-name="T6"><text:s/></text:span><text:span text:style-name="T3">dframe[np.abs(dframe)&gt;3] = np.sign(dframe) *3</text:span></text:p>
      <text:p text:style-name="P13"><text:span text:style-name="T3"/></text:p>
      <text:p text:style-name="P13"><text:span text:style-name="T3">13) </text:span><text:span text:style-name="T36">Permutation :</text:span></text:p>
      <text:p text:style-name="P15"><text:span text:style-name="T41">→ </text:span><text:span text:style-name="T3">array with a random perumation of 0,1,2,3</text:span></text:p>
      <text:p text:style-name="P1"><text:s text:c="2"/>blender = np.random.permutation(4)</text:p>
      <text:p text:style-name="P15"><text:span text:style-name="T6">→ </text:span><text:span text:style-name="T7">R</text:span><text:span text:style-name="T3">eplacement using randint</text:span></text:p>
      <text:p text:style-name="P1"><text:s text:c="2"/>shaker = np.random.randint(0, len(box), size=10)</text:p>
      <text:p text:style-name="P13"><text:span text:style-name="T3">→</text:span><text:span text:style-name="T7"> Grab from any other array using take:</text:span></text:p>
      <text:p text:style-name="P15"><text:span text:style-name="T7"><text:s text:c="2"/>Grabs = box.take(any_array)</text:span></text:p>
      <text:p text:style-name="P15"/>
      <text:p text:style-name="P15"><text:span text:style-name="T7">-----------------------------------------------------------------------------------</text:span></text:p>
      <text:p text:style-name="P13"/>
      <text:p text:style-name="P14"><text:span text:style-name="T31">Thank You</text:span></text:p>
      <text:p text:style-name="P21"/>
      <text:p text:style-name="P21">By</text:p>
      <text:p text:style-name="P22"/>
      <text:p text:style-name="P21">NAME : <text:s/>Kumar Paritosh</text:p>
      <text:p text:style-name="P22"><text:span text:style-name="T27">EMAIL : </text:span><text:a xlink:type="simple" xlink:href="mailto:kparitosh98@gmail.com" text:style-name="Internet_20_link" text:visited-style-name="Visited_20_Internet_20_Link"><text:span text:style-name="T27">kparitosh98@gmail.com</text:span></text:a></text:p>
      <text:p text:style-name="P16">Course : Data Analytics With Python</text:p>
      <text:p text:style-name="P13"/>
      <text:p text:style-name="P1"><text:span text:style-name="T5"/></text:p>
      <text:p text:style-name="P11"><text:span text:style-name="Strong_20_Emphasis"><text:span text:style-name="T39"/></text:span></text:p>
      <text:p text:style-name="P3"><text:soft-page-break/><text:span text:style-name="T49"/></text:p>
      <text:p text:style-name="P1"/>
      <text:p text:style-name="P6"><text:span text:style-name="Strong_20_Emphasis"><text:span text:style-name="T26"/></text:span></text:p>
      <text:p text:style-name="P6"><text:span text:style-name="Strong_20_Emphasis"><text:span text:style-name="T24"/></text:span></text:p>
      <text:p text:style-name="P5"><text:span text:style-name="Strong_20_Emphasis"><text:span text:style-name="T32"/></text:span></text:p>
      <text:p text:style-name="P5"><text:span text:style-name="Strong_20_Emphasis"><text:span text:style-name="T14"/></text:span></text:p>
      <text:p text:style-name="P5"><text:span text:style-name="Strong_20_Emphasis"><text:span text:style-name="T9"/></text:span></text:p>
      <text:p text:style-name="P2"><text:s/></text:p>
      <text:p text:style-name="P2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1:10:47.235621387</meta:creation-date>
    <dc:date>2017-12-10T13:04:55.726576162</dc:date>
    <meta:editing-duration>PT7M20S</meta:editing-duration>
    <meta:editing-cycles>2</meta:editing-cycles>
    <meta:generator>LibreOffice/5.4.1.2$Linux_X86_64 LibreOffice_project/40m0$Build-2</meta:generator>
    <meta:document-statistic meta:table-count="0" meta:image-count="0" meta:object-count="0" meta:page-count="7" meta:paragraph-count="123" meta:word-count="615" meta:character-count="4998" meta:non-whitespace-character-count="4243"/>
  </office:meta>
</office:document-meta>
</file>